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name-asian="Consolas" style:font-size-asian="12pt" style:font-name-complex="Consolas" style:font-size-complex="12pt"/>
    </style:style>
    <style:style style:name="P3" style:family="paragraph" style:parent-style-name="Standard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ry monkeys</text:p>
      <text:p text:style-name="P4"/>
      <text:p text:style-name="P6"/>
      <text:p text:style-name="P3">Grundatome:</text:p>
      <text:p text:style-name="P5">feeds(bob,bob)</text:p>
      <text:p text:style-name="P5">feeds(andy,andy)</text:p>
      <text:p text:style-name="P5">feeds(andy,bob)</text:p>
      <text:p text:style-name="P5">hungry(charly)</text:p>
      <text:p text:style-name="P5">feeds(charly,charly)</text:p>
      <text:p text:style-name="P5">feeds(charly,bob)</text:p>
      <text:p text:style-name="P5">feeds(andy,charly)</text:p>
      <text:p text:style-name="P5">hungry(bob)</text:p>
      <text:p text:style-name="P5">feeds(bob,charly)</text:p>
      <text:p text:style-name="P5">hungry(andy)</text:p>
      <text:p text:style-name="P5">feeds(bob,andy)</text:p>
      <text:p text:style-name="P5">feeds(charly,andy)</text:p>
      <text:p text:style-name="P7"/>
      <text:p text:style-name="P5">Grundkonditionale:</text:p>
      <text:p text:style-name="P5">(!feeds(andy,charly)|!hungry(andy) * !hungry(charly))[0.9]&lt;andy!=charly&gt;</text:p>
      <text:p text:style-name="P5">(!feeds(bob,charly)|!hungry(bob) * !hungry(charly))[0.9]&lt;bob!=charly&gt;</text:p>
      <text:p text:style-name="P5">(!feeds(bob,andy)|hungry(bob))[0.999]&lt;bob!=andy&gt;</text:p>
      <text:p text:style-name="P5">(feeds(bob,bob))[0.001]</text:p>
      <text:p text:style-name="P5">(!feeds(andy,bob)|!hungry(andy) * !hungry(bob))[0.9]&lt;andy!=bob&gt;</text:p>
      <text:p text:style-name="P5">(feeds(andy,andy))[0.001]</text:p>
      <text:p text:style-name="P5">(feeds(bob,andy)|(!hungry(bob) * hungry(andy)))[0.8]&lt;bob!=andy&gt;</text:p>
      <text:p text:style-name="P5">(!feeds(charly,bob)|hungry(charly))[0.999]&lt;charly!=bob&gt;</text:p>
      <text:p text:style-name="P5">(feeds(charly,charly)|!hungry(charly))[0.95]</text:p>
      <text:p text:style-name="P5">(!feeds(bob,charly)|hungry(bob))[0.999]&lt;bob!=charly&gt;</text:p>
      <text:p text:style-name="P5">(feeds(charly,charly))[0.001]</text:p>
      <text:p text:style-name="P5">(feeds(bob,charly)|!hungry(bob))[0.95]</text:p>
      <text:p text:style-name="P5">(feeds(bob,charly)|(!hungry(bob) * hungry(charly)))[0.8]&lt;bob!=charly&gt;</text:p>
      <text:p text:style-name="P5">(!feeds(charly,bob)|!hungry(charly) * !hungry(bob))[0.9]&lt;charly!=bob&gt;</text:p>
      <text:p text:style-name="P5">(feeds(andy,bob)|(!hungry(andy) * hungry(bob)))[0.8]&lt;andy!=bob&gt;</text:p>
      <text:p text:style-name="P5">(!feeds(bob,andy)|!hungry(bob) * !hungry(andy))[0.9]&lt;bob!=andy&gt;</text:p>
      <text:p text:style-name="P5">(!feeds(andy,charly)|hungry(andy))[0.999]&lt;andy!=charly&gt;</text:p>
      <text:p text:style-name="P5">(!feeds(andy,bob)|hungry(andy))[0.999]&lt;andy!=bob&gt;</text:p>
      <text:p text:style-name="P5">(!feeds(charly,andy)|!hungry(charly) * !hungry(andy))[0.9]&lt;charly!=andy&gt;</text:p>
      <text:p text:style-name="P5">(feeds(charly,andy)|(!hungry(charly) * hungry(andy)))[0.8]&lt;charly!=andy&gt;</text:p>
      <text:p text:style-name="P5">(feeds(andy,charly)|!hungry(andy))[0.95]</text:p>
      <text:p text:style-name="P5">(feeds(andy,charly)|(!hungry(andy) * hungry(charly)))[0.8]&lt;andy!=charly&gt;</text:p>
      <text:p text:style-name="P5">(feeds(charly,bob)|(!hungry(charly) * hungry(bob)))[0.8]&lt;charly!=bob&gt;</text:p>
      <text:p text:style-name="P5">(!feeds(charly,andy)|hungry(charly))[0.999]&lt;charly!=andy&gt;</text:p>
      <text:p text:style-name="P7"/>
      <text:p text:style-name="P5">Grundkonditionale mit Wahrscheinlichkeiten:</text:p>
      <text:p text:style-name="P5">P(!feeds(andy,charly) | !hungry(andy) * !hungry(charly) ) = 7.649615767371541E-38</text:p>
      <text:p text:style-name="P5">P(!feeds(bob,charly) | !hungry(bob) * !hungry(charly) ) = 7.649615766408528E-38</text:p>
      <text:p text:style-name="P5">P(!feeds(bob,andy) | hungry(bob) ) = 0.9990003042690434</text:p>
      <text:p text:style-name="P5">P(feeds(bob,bob) | TRUE ) = 9.998313111579307E-4</text:p>
      <text:p text:style-name="P5">P(!feeds(andy,bob) | !hungry(andy) * !hungry(bob) ) = 0.9999999810179503</text:p>
      <text:p text:style-name="P5">P(feeds(andy,andy) | TRUE ) = 9.998313111579584E-4</text:p>
      <text:p text:style-name="P5">P(feeds(bob,andy) | (!hungry(bob) * hungry(andy)) ) = 0.6579418950818221</text:p>
      <text:p text:style-name="P5">P(!feeds(charly,bob) | hungry(charly) ) = 0.9990002610651342</text:p>
      <text:p text:style-name="P5"><text:soft-page-break/>P(feeds(charly,charly) | !hungry(charly) ) = 0.9494213818165606</text:p>
      <text:p text:style-name="P5">P(!feeds(bob,charly) | hungry(bob) ) = 0.9990003042690436</text:p>
      <text:p text:style-name="P5">P(feeds(charly,charly) | TRUE ) = 0.0010005417191135879</text:p>
      <text:p text:style-name="P5">P(feeds(bob,charly) | !hungry(bob) ) = 0.9966511777669972</text:p>
      <text:p text:style-name="P5">P(feeds(bob,charly) | (!hungry(bob) * hungry(charly)) ) = 0.9963791137650538</text:p>
      <text:p text:style-name="P5">P(!feeds(charly,bob) | !hungry(charly) * !hungry(bob) ) = 0.9983772641955906</text:p>
      <text:p text:style-name="P5">P(feeds(andy,bob) | (!hungry(andy) * hungry(bob)) ) = 0.6579418950809489</text:p>
      <text:p text:style-name="P5">P(!feeds(bob,andy) | !hungry(bob) * !hungry(andy) ) = 0.9999999810179507</text:p>
      <text:p text:style-name="P5">P(!feeds(andy,charly) | hungry(andy) ) = 0.9990003042690434</text:p>
      <text:p text:style-name="P5">P(!feeds(andy,bob) | hungry(andy) ) = 0.9990003042690432</text:p>
      <text:p text:style-name="P5">P(!feeds(charly,andy) | !hungry(charly) * !hungry(andy) ) = 0.9983772641955907</text:p>
      <text:p text:style-name="P5">P(feeds(charly,andy) | (!hungry(charly) * hungry(andy)) ) = 0.7999311085777032</text:p>
      <text:p text:style-name="P5">P(feeds(andy,charly) | !hungry(andy) ) = 0.9966511777661357</text:p>
      <text:p text:style-name="P5">P(feeds(andy,charly) | (!hungry(andy) * hungry(charly)) ) = 0.9963791137641157</text:p>
      <text:p text:style-name="P5">P(feeds(charly,bob) | (!hungry(charly) * hungry(bob)) ) = 0.7999311085776662</text:p>
      <text:p text:style-name="P5">P(!feeds(charly,andy) | hungry(charly) ) = 0.9990002610651341</text:p>
      <text:p text:style-name="P7"/>
      <text:p text:style-name="P5">Grundatome der Konsequenz mit Wahrscheinlichkeiten:</text:p>
      <text:p text:style-name="P5">P(!feeds(andy,charly) ) = 0.998996563490231</text:p>
      <text:p text:style-name="P5">P(!feeds(bob,charly) ) = 0.998996563490231</text:p>
      <text:p text:style-name="P5">P(!feeds(bob,andy) ) = 0.9989969999721686</text:p>
      <text:p text:style-name="P5">P(feeds(bob,bob) ) = 9.998288511189654E-4</text:p>
      <text:p text:style-name="P5">P(!feeds(andy,bob) ) = 0.9989969999721687</text:p>
      <text:p text:style-name="P5">P(feeds(andy,andy) ) = 9.998288511189931E-4</text:p>
      <text:p text:style-name="P5">P(feeds(bob,andy) ) = 0.001000539573817474</text:p>
      <text:p text:style-name="P5">P(!feeds(charly,bob) ) = 0.9983015471230673</text:p>
      <text:p text:style-name="P5">P(feeds(charly,charly) ) = 0.0010005392573266964</text:p>
      <text:p text:style-name="P5">P(!feeds(bob,charly) ) = 0.998996563490231</text:p>
      <text:p text:style-name="P5">P(feeds(charly,charly) ) = 0.0010005392573266964</text:p>
      <text:p text:style-name="P5">P(feeds(bob,charly) ) = 0.00100097605575346</text:p>
      <text:p text:style-name="P5">P(feeds(bob,charly) ) = 0.00100097605575346</text:p>
      <text:p text:style-name="P5">P(!feeds(charly,bob) ) = 0.9983015471230673</text:p>
      <text:p text:style-name="P5">P(feeds(andy,bob) ) = 0.0010005395738174661</text:p>
      <text:p text:style-name="P5">P(!feeds(bob,andy) ) = 0.9989969999721686</text:p>
      <text:p text:style-name="P5">P(!feeds(andy,charly) ) = 0.998996563490231</text:p>
      <text:p text:style-name="P5">P(!feeds(andy,bob) ) = 0.9989969999721687</text:p>
      <text:p text:style-name="P5">P(!feeds(charly,andy) ) = 0.9983015471230672</text:p>
      <text:p text:style-name="P5">P(feeds(charly,andy) ) = 0.001695992422915355</text:p>
      <text:p text:style-name="P5">P(feeds(andy,charly) ) = 0.0010009760557535086</text:p>
      <text:p text:style-name="P5">P(feeds(andy,charly) ) = 0.0010009760557535086</text:p>
      <text:p text:style-name="P5">P(feeds(charly,bob) ) = 0.0016959924229151778</text:p>
      <text:p text:style-name="P5">P(!feeds(charly,andy) ) = 0.9983015471230672</text:p>
      <text:p text:style-name="P7"/>
      <text:p text:style-name="P5">Grundatome der Prämisse mit Wahrscheinlichkeiten:</text:p>
      <text:p text:style-name="P5">P(!hungry(andy) * !hungry(charly) ) = 9.680606385987597E-8</text:p>
      <text:p text:style-name="P5">P(!hungry(bob) * !hungry(charly) ) = 9.680606386053869E-8</text:p>
      <text:p text:style-name="P5">P(hungry(bob) ) = 0.9999962511589092</text:p>
      <text:p text:style-name="P5">P(TRUE ) = 0.9999975395459835</text:p>
      <text:p text:style-name="P5">P(!hungry(andy) * !hungry(bob) ) = 1.417657832565675E-10</text:p>
      <text:p text:style-name="P5">P(TRUE ) = 0.9999975395459835</text:p>
      <text:p text:style-name="P5">P((!hungry(bob) * hungry(andy)) ) = 1.288245310743202E-6</text:p>
      <text:p text:style-name="P5">P(hungry(charly) ) = 0.9991259587626896</text:p>
      <text:p text:style-name="P5"><text:soft-page-break/>P(!hungry(charly) ) = 8.715807832998931E-4</text:p>
      <text:p text:style-name="P5">P(hungry(bob) ) = 0.9999962511589092</text:p>
      <text:p text:style-name="P5">P(TRUE ) = 0.9999975395459835</text:p>
      <text:p text:style-name="P5">P(!hungry(bob) ) = 1.288387076526457E-6</text:p>
      <text:p text:style-name="P5">P((!hungry(bob) * hungry(charly)) ) = 1.1915810126659198E-6</text:p>
      <text:p text:style-name="P5">P(!hungry(charly) * !hungry(bob) ) = 9.680606386053869E-8</text:p>
      <text:p text:style-name="P5">P((!hungry(andy) * hungry(bob)) ) = 1.2882453107045993E-6</text:p>
      <text:p text:style-name="P5">P(!hungry(bob) * !hungry(andy) ) = 1.417657832565675E-10</text:p>
      <text:p text:style-name="P5">P(hungry(andy) ) = 0.9999962511589093</text:p>
      <text:p text:style-name="P5">P(hungry(andy) ) = 0.9999962511589093</text:p>
      <text:p text:style-name="P5">P(!hungry(charly) * !hungry(andy) ) = 9.680606385987597E-8</text:p>
      <text:p text:style-name="P5">P((!hungry(charly) * hungry(andy)) ) = 8.714839772360327E-4</text:p>
      <text:p text:style-name="P5">P(!hungry(andy) ) = 1.2883870764878547E-6</text:p>
      <text:p text:style-name="P5">P((!hungry(andy) * hungry(charly)) ) = 1.1915810126279802E-6</text:p>
      <text:p text:style-name="P5">P((!hungry(charly) * hungry(bob)) ) = 8.714839772360322E-4</text:p>
      <text:p text:style-name="P5">P(hungry(charly) ) = 0.999125958762689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rgit Klaiber</meta:initial-creator>
    <meta:creation-date>2015-08-27T20:59:35.75</meta:creation-date>
    <dc:date>2015-08-28T11:48:20.11</dc:date>
    <dc:creator>Birgit Klaiber</dc:creator>
    <meta:editing-duration>PT00H12M12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3" meta:paragraph-count="114" meta:word-count="461" meta:character-count="5458"/>
  </office:meta>
</office:document-meta>
</file>